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ame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)" xlink:type="simple">tong_dan</text:a></text:p>
          </table:table-cell>
          <table:covered-table-cell table:style-name="ce10"/>
          <table:table-cell table:style-name="ce10" office:value-type="string" table:number-columns-spanned="1" table:number-rows-spanned="4">
            <text:p><text:a xlink:href="python://get_vaccine(ho['id'])" xlink:type="simple">get_vaccine</text:a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Default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'])" xlink:type="simple">ngoai_dien</text:a></text:p>
          </table:table-cell>
          <table:covered-table-cell table:style-name="ce11"/>
          <table:covered-table-cell table:style-name="ce13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'])" xlink:type="simple">mien_dich</text:a></text:p>
          </table:table-cell>
          <table:covered-table-cell table:style-name="ce11"/>
          <table:covered-table-cell table:style-name="ce13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'])" xlink:type="simple">thuc_tiem</text:a></text:p>
          </table:table-cell>
          <table:covered-table-cell table:style-name="ce12"/>
          <table:covered-table-cell table:style-name="ce8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5:Sheet1.F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5T14:01:13</dc:date>
    <dc:creator>phuoc </dc:creator>
    <meta:editing-duration>PT3H27M7S</meta:editing-duration>
    <meta:editing-cycles>121</meta:editing-cycles>
    <meta:document-statistic meta:table-count="3" meta:cell-count="22" meta:object-count="0"/>
  </office:meta>
</office:document-meta>
</file>